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5.75cm" fo:min-width="11.2cm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stroke="dash" draw:stroke-dash="Ultrafine_20_Dashed" draw:fill="none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12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15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35cm" fo:min-width="0cm"/>
    </style:style>
    <style:style style:name="gr7" style:family="graphic" style:parent-style-name="objectwithoutfill">
      <style:graphic-properties svg:stroke-color="#ed1c24" draw:marker-end="Arrow" draw:marker-end-width="0.3cm" svg:stroke-opacity="60%" draw:fill="none" draw:textarea-vertical-align="middle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45cm" fo:min-width="4.4cm"/>
    </style:style>
    <style:style style:name="gr9" style:family="graphic" style:parent-style-name="standard">
      <style:graphic-properties draw:stroke="none" svg:stroke-color="#000000" draw:fill="none" draw:fill-color="#ffffff" fo:min-height="0.556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loext:graphic-properties draw:fill="none" draw:fill-color="#ffffff"/>
      <style:text-properties fo:font-size="9pt" style:font-size-asian="8pt" style:font-size-complex="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9pt" style:font-size-asian="9pt" style:font-size-complex="9pt"/>
    </style:style>
    <style:style style:name="P7" style:family="paragraph">
      <loext:graphic-properties draw:fill="none" draw:fill-color="#ffffff"/>
      <style:text-properties fo:font-size="14pt" style:font-size-asian="14pt" style:font-size-complex="14pt"/>
    </style:style>
    <style:style style:name="T1" style:family="text">
      <style:text-properties fo:font-size="13pt" fo:font-weight="bold" style:font-size-asian="13pt" style:font-weight-asian="bold" style:font-size-complex="13pt" style:font-weight-complex="bold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fo:font-weight="bold" style:font-size-asian="8pt" style:font-weight-asian="bold" style:font-size-complex="8pt" style:font-weight-complex="bold"/>
    </style:style>
    <style:style style:name="T4" style:family="text">
      <style:text-properties fo:font-size="8pt" fo:font-weight="normal" style:font-size-asian="8pt" style:font-weight-asian="normal" style:font-size-complex="8pt" style:font-weight-complex="normal"/>
    </style:style>
    <style:style style:name="T5" style:family="text">
      <style:text-properties fo:font-size="9pt" fo:font-weight="bold" style:font-size-asian="9pt" style:font-weight-asian="bold" style:font-size-complex="9pt" style:font-weight-complex="bold"/>
    </style:style>
    <style:style style:name="T6" style:family="text">
      <style:text-properties fo:font-size="8pt" style:font-size-asian="8pt" style:font-size-complex="8pt"/>
    </style:style>
    <style:style style:name="T7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1" draw:layer="layout" svg:width="11.7cm" svg:height="6cm" svg:x="2.6cm" svg:y="3.4cm">
          <text:p/>
          <draw:enhanced-geometry svg:viewBox="0 0 21600 21600" draw:type="rectangle" draw:enhanced-path="M 0 0 L 21600 0 21600 21600 0 21600 0 0 Z N"/>
        </draw:custom-shape>
        <draw:line draw:style-name="gr2" draw:text-style-name="P2" draw:layer="layout" svg:x1="2.6cm" svg:y1="5cm" svg:x2="14.3cm" svg:y2="5cm">
          <text:p/>
        </draw:line>
        <draw:line draw:style-name="gr2" draw:text-style-name="P2" draw:layer="layout" svg:x1="2.6cm" svg:y1="6.8cm" svg:x2="14.3cm" svg:y2="6.8cm">
          <text:p/>
        </draw:line>
        <draw:line draw:style-name="gr2" draw:text-style-name="P2" draw:layer="layout" svg:x1="8.4cm" svg:y1="3.4cm" svg:x2="8.4cm" svg:y2="6.8cm">
          <text:p/>
        </draw:line>
        <draw:line draw:style-name="gr2" draw:text-style-name="P2" draw:layer="layout" svg:x1="6.4cm" svg:y1="6.8cm" svg:x2="6.4cm" svg:y2="9.4cm">
          <text:p/>
        </draw:line>
        <draw:line draw:style-name="gr3" draw:text-style-name="P2" draw:layer="layout" svg:x1="10.4cm" svg:y1="6.8cm" svg:x2="10.4cm" svg:y2="9.4cm">
          <text:p/>
        </draw:line>
        <draw:frame draw:style-name="gr4" draw:text-style-name="P3" draw:layer="layout" svg:width="5.761cm" svg:height="1.562cm" svg:x="2.639cm" svg:y="3.438cm">
          <draw:text-box>
            <text:p><text:span text:style-name="T1">Interaktion</text:span></text:p>
            <text:p><text:span text:style-name="T2">im Sinne bewusster Beteiligung an der Gruppe</text:span></text:p>
          </draw:text-box>
        </draw:frame>
        <draw:frame draw:style-name="gr4" draw:text-style-name="P3" draw:layer="layout" svg:width="5.761cm" svg:height="1.562cm" svg:x="8.5cm" svg:y="3.438cm">
          <draw:text-box>
            <text:p><text:span text:style-name="T1">Keine Interaktion</text:span></text:p>
            <text:p><text:span text:style-name="T2">im Sinne unbewusster Beteiligung an der Gruppe</text:span></text:p>
          </draw:text-box>
        </draw:frame>
        <draw:frame draw:style-name="gr4" draw:text-style-name="P3" draw:layer="layout" svg:width="5.761cm" svg:height="1.562cm" svg:x="2.639cm" svg:y="5.1cm">
          <draw:text-box>
            <text:p><text:span text:style-name="T1">Unmittelbares Ergebnis</text:span></text:p>
            <text:p><text:span text:style-name="T2">direkt aus der Gruppenhandlung</text:span></text:p>
          </draw:text-box>
        </draw:frame>
        <draw:frame draw:style-name="gr4" draw:text-style-name="P3" draw:layer="layout" svg:width="5.761cm" svg:height="1.562cm" svg:x="8.439cm" svg:y="5.1cm">
          <draw:text-box>
            <text:p><text:span text:style-name="T1">Mittelbares Ergebnis</text:span></text:p>
            <text:p><text:span text:style-name="T2">durch separate Auswertung der Gruppenhandlung</text:span></text:p>
          </draw:text-box>
        </draw:frame>
        <draw:frame draw:style-name="gr5" draw:text-style-name="P4" draw:layer="layout" svg:width="3.8cm" svg:height="2.4cm" svg:x="2.6cm" svg:y="6.8cm">
          <draw:text-box>
            <text:p><text:span text:style-name="T3">Taktische Verbundenheit</text:span></text:p>
            <text:p><text:span text:style-name="T4">im Sinne sensualer Verbindung und Zwang für bestimme Reaktionen auf bestimme Aktionen</text:span></text:p>
          </draw:text-box>
        </draw:frame>
        <draw:frame draw:style-name="gr6" draw:text-style-name="P6" draw:layer="layout" svg:width="4cm" svg:height="2.6cm" svg:x="6.4cm" svg:y="6.8cm">
          <draw:text-box>
            <text:p text:style-name="P5"><text:span text:style-name="T5">Taktische Unverbundenheit</text:span></text:p>
            <text:p text:style-name="P5"><text:span text:style-name="T4">im Sinne sensualer Verbindung und freier Option für Reaktionen auf Aktionen</text:span></text:p>
          </draw:text-box>
        </draw:frame>
        <draw:frame draw:style-name="gr6" draw:text-style-name="P3" draw:layer="layout" svg:width="3.9cm" svg:height="2.6cm" svg:x="10.4cm" svg:y="6.8cm">
          <draw:text-box>
            <text:p><text:span text:style-name="T5">Strikte Unverbundenheit</text:span></text:p>
            <text:p><text:span text:style-name="T6">im Sinne keiner sensualer Verbindung und keiner Option für Reaktionen auf Aktionen</text:span></text:p>
          </draw:text-box>
        </draw:frame>
        <draw:line draw:style-name="gr7" draw:text-style-name="P2" draw:layer="layout" svg:x1="5.3cm" svg:y1="3.6cm" svg:x2="5.3cm" svg:y2="10.1cm">
          <text:p/>
        </draw:line>
        <draw:custom-shape draw:style-name="gr8" draw:text-style-name="P1" draw:layer="layout" svg:width="4.9cm" svg:height="0.7cm" svg:x="2.8cm" svg:y="10.1cm">
          <text:p/>
          <draw:enhanced-geometry svg:viewBox="0 0 21600 21600" draw:type="rectangle" draw:enhanced-path="M 0 0 L 21600 0 21600 21600 0 21600 0 0 Z N"/>
        </draw:custom-shape>
        <draw:frame draw:style-name="gr9" draw:text-style-name="P7" draw:layer="layout" svg:width="5.1cm" svg:height="0.806cm" svg:x="2.8cm" svg:y="10cm">
          <draw:text-box>
            <text:p><text:span text:style-name="T7">Schwarmintelligenz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andolFang R" svg:font-family="'FandolFang R'" style:font-family-generic="system" style:font-pitch="variable"/>
    <style:font-face style:name="FreeSans" svg:font-family="FreeSans" style:font-family-generic="system" style:font-pitch="variable"/>
    <style:font-face style:name="Roboto" svg:font-family="Roboto" style:font-family-generic="system" style:font-pitch="variable"/>
  </office:font-face-decls>
  <office:styles>
    <draw:marker draw:name="Arrow" svg:viewBox="0 0 20 30" svg:d="M10 0l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FandolFang R" style:font-family-asian="'FandolFang 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2-22T14:21:40.219089824</meta:creation-date>
    <dc:date>2018-03-30T13:59:32.344912121</dc:date>
    <meta:editing-duration>PT1H5M51S</meta:editing-duration>
    <meta:editing-cycles>3</meta:editing-cycles>
    <meta:generator>LibreOffice/5.4.5.1$Linux_X86_64 LibreOffice_project/40m0$Build-1</meta:generator>
    <meta:document-statistic meta:object-count="16"/>
  </office:meta>
</office:document-meta>
</file>